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sampl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empty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ung-hong Chan</meta:initial-creator>
    <meta:creation-date>2022-06-16T17:42:57.021174911</meta:creation-date>
    <dc:date>2022-06-16T17:43:45.385222862</dc:date>
    <dc:creator>Chung-hong Chan</dc:creator>
    <meta:editing-duration>PT49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